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algun Gothic" svg:font-family="Malgun Gothic" style:font-family-generic="swiss" style:font-pitch="variable" svg:panose-1="2 11 5 3 2 0 0 2 0 4"/>
    <style:font-face style:name="Trebuchet MS" svg:font-family="Trebuchet MS" style:font-family-generic="swiss" style:font-pitch="variable" svg:panose-1="2 11 6 3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46" style:parent-style-name="Fuentedepárrafopredeter." style:family="text">
      <style:text-properties fo:language="es" fo:country="MX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5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margin-left="0.4368in">
        <style:tab-stops/>
      </style:paragraph-properties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TableRow70" style:family="table-row">
      <style:table-row-properties style:row-height="0.5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margin-left="0.4368in">
        <style:tab-stops/>
      </style:paragraph-properties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4" style:family="table-row">
      <style:table-row-properties style:row-height="0.5541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493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6208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5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P99" style:parent-style-name="Standard" style:family="paragraph">
      <style:text-properties style:font-name="Calibri" fo:color="#000000" fo:font-size="26pt" style:font-size-asian="26pt"/>
    </style:style>
    <style:style style:name="P100" style:parent-style-name="Standard" style:family="paragraph">
      <style:text-properties style:font-name="Malgun Gothic" style:font-name-asian="Malgun Gothic" fo:language="es" fo:country="MX"/>
    </style:style>
    <style:style style:name="P101" style:parent-style-name="Standard" style:family="paragraph">
      <style:text-properties style:font-name="Malgun Gothic" style:font-name-asian="Malgun Gothic" fo:language="es" fo:country="MX"/>
    </style:style>
    <style:style style:name="P102" style:parent-style-name="Standard" style:family="paragraph">
      <style:text-properties style:font-name="Malgun Gothic" style:font-name-asian="Malgun Gothic" fo:language="es" fo:country="MX"/>
    </style:style>
    <style:style style:name="P103" style:parent-style-name="Standard" style:family="paragraph">
      <style:text-properties style:font-name="Malgun Gothic" style:font-name-asian="Malgun Gothic" fo:language="es" fo:country="MX"/>
    </style:style>
    <style:style style:name="P104" style:parent-style-name="Standard" style:family="paragraph">
      <style:text-properties style:font-name="Malgun Gothic" style:font-name-asian="Malgun Gothic" fo:language="es" fo:country="MX"/>
    </style:style>
    <style:style style:name="P105" style:parent-style-name="Standard" style:family="paragraph"/>
    <style:style style:name="T106" style:parent-style-name="Fuentedepárrafopredeter." style:family="text">
      <style:text-properties style:font-name="Malgun Gothic" style:font-name-asian="Malgun Gothic" fo:language="es" fo:country="MX"/>
    </style:style>
    <style:style style:name="T107" style:parent-style-name="Fuentedepárrafopredeter." style:family="text">
      <style:text-properties style:font-name="Trebuchet MS" style:font-name-asian="Malgun Gothic" fo:language="es" fo:country="MX"/>
    </style:style>
    <style:style style:name="P108" style:parent-style-name="Standard" style:family="paragraph"/>
    <style:style style:name="T109" style:parent-style-name="Fuentedepárrafopredeter." style:family="text">
      <style:text-properties style:font-name="Trebuchet MS" style:font-name-asian="Malgun Gothic" fo:language="es" fo:country="MX"/>
    </style:style>
    <style:style style:name="T110" style:parent-style-name="Fuentedepárrafopredeter." style:family="text">
      <style:text-properties style:font-name="Trebuchet MS" style:font-name-asian="Malgun Gothic" fo:language="es" fo:country="MX"/>
    </style:style>
    <style:style style:name="P111" style:parent-style-name="Standard" style:family="paragraph"/>
    <style:style style:name="T112" style:parent-style-name="Fuentedepárrafopredeter." style:family="text">
      <style:text-properties style:font-name="Trebuchet MS" style:font-name-asian="Malgun Gothic" fo:language="es" fo:country="MX"/>
    </style:style>
    <style:style style:name="P113" style:parent-style-name="Standard" style:family="paragraph"/>
    <style:style style:name="T114" style:parent-style-name="Fuentedepárrafopredeter." style:family="text">
      <style:text-properties style:font-name="Trebuchet MS" style:font-name-asian="Malgun Gothic" fo:language="es" fo:country="MX"/>
    </style:style>
    <style:style style:name="P115" style:parent-style-name="Standard" style:family="paragraph"/>
    <style:style style:name="T116" style:parent-style-name="Fuentedepárrafopredeter." style:family="text">
      <style:text-properties style:font-name="Trebuchet MS" style:font-name-asian="Malgun Gothic" fo:language="es" fo:country="MX"/>
    </style:style>
    <style:style style:name="P117" style:parent-style-name="Standard" style:family="paragraph">
      <style:text-properties style:font-name="Malgun Gothic" style:font-name-asian="Malgun Gothic" fo:language="es" fo:country="MX"/>
    </style:style>
    <style:style style:name="P118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P119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P120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P121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P122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P123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P124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P125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P126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P127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P128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P129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P130" style:parent-style-name="Standard" style:family="paragraph">
      <style:text-properties style:font-name="Malgun Gothic" style:font-name-asian="Malgun Gothic" fo:language="es" fo:country="MX"/>
    </style:style>
    <style:style style:name="P131" style:parent-style-name="Standard" style:family="paragraph"/>
    <style:style style:name="T132" style:parent-style-name="Fuentedepárrafopredeter." style:family="text">
      <style:text-properties style:font-name="Malgun Gothic" style:font-name-asian="Malgun Gothic" fo:language="es" fo:country="MX"/>
    </style:style>
    <style:style style:name="T133" style:parent-style-name="Fuentedepárrafopredeter." style:family="text">
      <style:text-properties style:font-name="Trebuchet MS" style:font-name-asian="Malgun Gothic" fo:language="es" fo:country="MX"/>
    </style:style>
    <style:style style:name="T134" style:parent-style-name="Fuentedepárrafopredeter." style:family="text">
      <style:text-properties style:font-name="Malgun Gothic" style:font-name-asian="Malgun Gothic" fo:language="es" fo:country="MX"/>
    </style:style>
    <style:style style:name="T135" style:parent-style-name="Fuentedepárrafopredeter." style:family="text">
      <style:text-properties style:font-name="Trebuchet MS" style:font-name-asian="Malgun Gothic" fo:language="es" fo:country="MX"/>
    </style:style>
    <style:style style:name="T136" style:parent-style-name="Fuentedepárrafopredeter." style:family="text">
      <style:text-properties style:font-name="Malgun Gothic" style:font-name-asian="Malgun Gothic" fo:language="es" fo:country="MX"/>
    </style:style>
    <style:style style:name="P137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P138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P139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P140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P141" style:parent-style-name="Standard" style:family="paragraph">
      <style:text-properties style:font-name="Malgun Gothic" style:font-name-asian="Malgun Gothic" fo:language="es" fo:country="MX"/>
    </style:style>
    <style:style style:name="P142" style:parent-style-name="Standard" style:family="paragraph">
      <style:text-properties style:font-name="Malgun Gothic" style:font-name-asian="Malgun Gothic" fo:language="es" fo:country="MX"/>
    </style:style>
    <style:style style:name="P143" style:parent-style-name="Standard" style:family="paragraph">
      <style:paragraph-properties fo:margin-left="0.75in">
        <style:tab-stops/>
      </style:paragraph-properties>
      <style:text-properties style:font-name="Malgun Gothic" style:font-name-asian="Malgun Gothic" fo:language="es" fo:country="MX"/>
    </style:style>
    <style:style style:name="P144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P145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TableColumn147" style:family="table-column">
      <style:table-column-properties style:column-width="0.5409in"/>
    </style:style>
    <style:style style:name="TableColumn148" style:family="table-column">
      <style:table-column-properties style:column-width="0.5409in"/>
    </style:style>
    <style:style style:name="TableColumn149" style:family="table-column">
      <style:table-column-properties style:column-width="0.5409in"/>
    </style:style>
    <style:style style:name="TableColumn150" style:family="table-column">
      <style:table-column-properties style:column-width="0.5416in"/>
    </style:style>
    <style:style style:name="Table146" style:family="table">
      <style:table-properties style:width="2.1645in" fo:margin-left="0.5in" table:align="left"/>
    </style:style>
    <style:style style:name="TableRow151" style:family="table-row">
      <style:table-row-properties style:min-row-height="0.3368i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text-properties style:font-name="Malgun Gothic" style:font-name-asian="Malgun Gothic" fo:language="es" fo:country="MX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text-properties style:font-name="Malgun Gothic" style:font-name-asian="Malgun Gothic" fo:language="es" fo:country="MX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text-properties style:font-name="Malgun Gothic" style:font-name-asian="Malgun Gothic" fo:language="es" fo:country="MX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text-properties style:font-name="Malgun Gothic" style:font-name-asian="Malgun Gothic" fo:language="es" fo:country="MX"/>
    </style:style>
    <style:style style:name="TableRow160" style:family="table-row">
      <style:table-row-properties style:min-row-height="0.3493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text-properties style:font-name="Malgun Gothic" style:font-name-asian="Malgun Gothic" fo:language="es" fo:country="MX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text-properties style:font-name="Malgun Gothic" style:font-name-asian="Malgun Gothic" fo:language="es" fo:country="MX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text-properties style:font-name="Malgun Gothic" style:font-name-asian="Malgun Gothic" fo:language="es" fo:country="MX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text-properties style:font-name="Malgun Gothic" style:font-name-asian="Malgun Gothic" fo:language="es" fo:country="MX"/>
    </style:style>
    <style:style style:name="TableRow169" style:family="table-row">
      <style:table-row-properties style:min-row-height="0.3368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text-properties style:font-name="Malgun Gothic" style:font-name-asian="Malgun Gothic" fo:language="es" fo:country="MX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text-properties style:font-name="Malgun Gothic" style:font-name-asian="Malgun Gothic" fo:language="es" fo:country="MX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text-properties style:font-name="Malgun Gothic" style:font-name-asian="Malgun Gothic" fo:language="es" fo:country="MX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text-properties style:font-name="Malgun Gothic" style:font-name-asian="Malgun Gothic" fo:language="es" fo:country="MX"/>
    </style:style>
    <style:style style:name="P178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TableColumn180" style:family="table-column">
      <style:table-column-properties style:column-width="0.7319in"/>
    </style:style>
    <style:style style:name="TableColumn181" style:family="table-column">
      <style:table-column-properties style:column-width="0.7319in"/>
    </style:style>
    <style:style style:name="TableColumn182" style:family="table-column">
      <style:table-column-properties style:column-width="0.7319in"/>
    </style:style>
    <style:style style:name="Table179" style:family="table">
      <style:table-properties style:width="2.1958in" fo:margin-left="0.5in" table:align="left"/>
    </style:style>
    <style:style style:name="TableRow183" style:family="table-row">
      <style:table-row-properties style:min-row-height="0.2312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text-properties style:font-name="Malgun Gothic" style:font-name-asian="Malgun Gothic" fo:language="es" fo:country="MX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187" style:parent-style-name="Fuentedepárrafopredeter." style:family="text">
      <style:text-properties style:font-name="Trebuchet MS" style:font-name-asian="Malgun Gothic" fo:language="es" fo:country="MX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189" style:parent-style-name="Fuentedepárrafopredeter." style:family="text">
      <style:text-properties style:font-name="Trebuchet MS" style:font-name-asian="Malgun Gothic" fo:language="es" fo:country="MX"/>
    </style:style>
    <style:style style:name="TableRow190" style:family="table-row">
      <style:table-row-properties style:min-row-height="0.2395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text-properties style:font-name="Malgun Gothic" style:font-name-asian="Malgun Gothic" fo:language="es" fo:country="MX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text-properties style:font-name="Malgun Gothic" style:font-name-asian="Malgun Gothic" fo:language="es" fo:country="MX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text-properties style:font-name="Malgun Gothic" style:font-name-asian="Malgun Gothic" fo:language="es" fo:country="MX"/>
    </style:style>
    <style:style style:name="TableRow197" style:family="table-row">
      <style:table-row-properties style:min-row-height="0.2312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text-properties style:font-name="Malgun Gothic" style:font-name-asian="Malgun Gothic" fo:language="es" fo:country="MX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text-properties style:font-name="Malgun Gothic" style:font-name-asian="Malgun Gothic" fo:language="es" fo:country="MX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text-properties style:font-name="Malgun Gothic" style:font-name-asian="Malgun Gothic" fo:language="es" fo:country="MX"/>
    </style:style>
    <style:style style:name="P204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TableColumn206" style:family="table-column">
      <style:table-column-properties style:column-width="0.7284in"/>
    </style:style>
    <style:style style:name="TableColumn207" style:family="table-column">
      <style:table-column-properties style:column-width="0.7284in"/>
    </style:style>
    <style:style style:name="TableColumn208" style:family="table-column">
      <style:table-column-properties style:column-width="0.7284in"/>
    </style:style>
    <style:style style:name="Table205" style:family="table">
      <style:table-properties style:width="2.1854in" fo:margin-left="0.5in" table:align="left"/>
    </style:style>
    <style:style style:name="TableRow209" style:family="table-row">
      <style:table-row-properties style:min-row-height="0.2812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text-properties style:font-name="Malgun Gothic" style:font-name-asian="Malgun Gothic" fo:language="es" fo:country="MX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213" style:parent-style-name="Fuentedepárrafopredeter." style:family="text">
      <style:text-properties style:font-name="Trebuchet MS" style:font-name-asian="Malgun Gothic" fo:language="es" fo:country="MX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text-properties style:font-name="Malgun Gothic" style:font-name-asian="Malgun Gothic" fo:language="es" fo:country="MX"/>
    </style:style>
    <style:style style:name="TableRow216" style:family="table-row">
      <style:table-row-properties style:min-row-height="0.2916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text-properties style:font-name="Malgun Gothic" style:font-name-asian="Malgun Gothic" fo:language="es" fo:country="MX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text-properties style:font-name="Malgun Gothic" style:font-name-asian="Malgun Gothic" fo:language="es" fo:country="MX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text-properties style:font-name="Malgun Gothic" style:font-name-asian="Malgun Gothic" fo:language="es" fo:country="MX"/>
    </style:style>
    <style:style style:name="TableRow223" style:family="table-row">
      <style:table-row-properties style:min-row-height="0.2812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text-properties style:font-name="Malgun Gothic" style:font-name-asian="Malgun Gothic" fo:language="es" fo:country="MX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text-properties style:font-name="Malgun Gothic" style:font-name-asian="Malgun Gothic" fo:language="es" fo:country="MX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text-properties style:font-name="Malgun Gothic" style:font-name-asian="Malgun Gothic" fo:language="es" fo:country="MX"/>
    </style:style>
    <style:style style:name="P230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TableColumn232" style:family="table-column">
      <style:table-column-properties style:column-width="0.9472in"/>
    </style:style>
    <style:style style:name="TableColumn233" style:family="table-column">
      <style:table-column-properties style:column-width="0.9472in"/>
    </style:style>
    <style:style style:name="Table231" style:family="table">
      <style:table-properties style:width="1.8944in" fo:margin-left="0.5in" table:align="left"/>
    </style:style>
    <style:style style:name="TableRow234" style:family="table-row">
      <style:table-row-properties style:min-row-height="0.2645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text-properties style:font-name="Malgun Gothic" style:font-name-asian="Malgun Gothic" fo:language="es" fo:country="MX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text-properties style:font-name="Malgun Gothic" style:font-name-asian="Malgun Gothic" fo:language="es" fo:country="MX"/>
    </style:style>
    <style:style style:name="TableRow239" style:family="table-row">
      <style:table-row-properties style:min-row-height="0.2743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text-properties style:font-name="Malgun Gothic" style:font-name-asian="Malgun Gothic" fo:language="es" fo:country="MX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text-properties style:font-name="Malgun Gothic" style:font-name-asian="Malgun Gothic" fo:language="es" fo:country="MX"/>
    </style:style>
    <style:style style:name="TableRow244" style:family="table-row">
      <style:table-row-properties style:min-row-height="0.2645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text-properties style:font-name="Malgun Gothic" style:font-name-asian="Malgun Gothic" fo:language="es" fo:country="MX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text-properties style:font-name="Malgun Gothic" style:font-name-asian="Malgun Gothic" fo:language="es" fo:country="MX"/>
    </style:style>
    <style:style style:name="P249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P250" style:parent-style-name="Standard" style:family="paragraph">
      <style:paragraph-properties fo:margin-left="0.5in">
        <style:tab-stops/>
      </style:paragraph-properties>
      <style:text-properties style:font-name="Malgun Gothic" style:font-name-asian="Malgun Gothic" fo:language="es" fo:country="MX"/>
    </style:style>
    <style:style style:name="P251" style:parent-style-name="Standard" style:family="paragraph">
      <style:paragraph-properties fo:margin-left="0.5in">
        <style:tab-stops/>
      </style:paragraph-properties>
    </style:style>
    <style:style style:name="T252" style:parent-style-name="Fuentedepárrafopredeter." style:family="text">
      <style:text-properties style:font-name="Malgun Gothic" style:font-name-asian="Malgun Gothic" fo:language="es" fo:country="MX"/>
    </style:style>
    <style:style style:name="T253" style:parent-style-name="Fuentedepárrafopredeter." style:family="text">
      <style:text-properties style:font-name="Malgun Gothic" style:font-name-asian="Malgun Gothic" fo:language="es" fo:country="MX"/>
    </style:style>
    <style:style style:name="T254" style:parent-style-name="Fuentedepárrafopredeter." style:family="text">
      <style:text-properties style:font-name="Malgun Gothic" style:font-name-asian="Malgun Gothic" fo:language="es" fo:country="MX"/>
    </style:style>
    <style:style style:name="T255" style:parent-style-name="Fuentedepárrafopredeter." style:family="text">
      <style:text-properties style:font-name="Malgun Gothic" style:font-name-asian="Malgun Gothic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>Juan Alfredo Cruz Carlón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><text:span text:style-name="T46">Fundamentos</text:span><text:s/>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>110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>3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>Rivera Rivera Megan Montserrat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TableContents"/>
          </table:table-cell>
        </table:table-row>
        <table:table-row table:style-name="TableRow74">
          <table:table-cell table:style-name="TableCell75">
            <text:p text:style-name="P76"/>
            <text:p text:style-name="P77">Semestre:</text:p>
          </table:table-cell>
          <table:table-cell table:style-name="TableCell78">
            <text:p text:style-name="P79">2018-I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Fecha de entrega:</text:span></text:p>
          </table:table-cell>
          <table:table-cell table:style-name="TableCell85">
            <text:p text:style-name="P86">8 de septiembre de 2017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Obervaciones: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Standard"/>
      <text:p text:style-name="P99">CALIFICACIÓN: __________</text:p>
      <text:soft-page-break/>
      <text:p text:style-name="P100">Problema: Dar un numero n tal que está escrito en la cuadrícula, un dígito por cada celda.<text:s/></text:p>
      <text:p text:style-name="P101">Incrementar n en 1.</text:p>
      <text:p text:style-name="P102"/>
      <text:p text:style-name="P103">Visor:<text:s/></text:p>
      <text:list text:style-name="LFO3" text:continue-numbering="true">
        <text:list-item>
          <text:p text:style-name="P104">Una celda</text:p>
        </text:list-item>
        <text:list-item>
          <text:p text:style-name="P105"><text:span text:style-name="T106">Reconoce y escribe<text:s/></text:span><text:span text:style-name="T107">*</text:span></text:p>
        </text:list-item>
        <text:list-item>
          <text:p text:style-name="P108"><text:span text:style-name="T109">Se mueve<text:s/></text:span><text:span text:style-name="T110">arriba, abajo y a los lados</text:span></text:p>
        </text:list-item>
        <text:list-item>
          <text:p text:style-name="P111"><text:span text:style-name="T112">Lee y copia</text:span></text:p>
        </text:list-item>
        <text:list-item>
          <text:p text:style-name="P113"><text:span text:style-name="T114">Compara con cero</text:span></text:p>
        </text:list-item>
        <text:list-item>
          <text:p text:style-name="P115"><text:span text:style-name="T116">Incrementa en 1</text:span></text:p>
        </text:list-item>
        <text:list-item>
          <text:p text:style-name="P117">Puede escribir en una celda sin importar que haya número o no</text:p>
        </text:list-item>
      </text:list>
      <text:p text:style-name="P118"/>
      <text:p text:style-name="P119">PASO 1</text:p>
      <text:p text:style-name="P120">Colocar el número n en la segunda fila y en la primera<text:s/>columna.</text:p>
      <text:p text:style-name="P121"/>
      <text:p text:style-name="P122">PASO 2</text:p>
      <text:p text:style-name="P123">Colocarse<text:s/>en la última<text:s/>casilla<text:s/>de la derecha ocupada por la última cifra del<text:s/>número<text:s/>a incrementar en una unidad</text:p>
      <text:p text:style-name="P124"/>
      <text:p text:style-name="P125">PASO 3</text:p>
      <text:p text:style-name="P126">Se procederá a<text:s/>incrementar<text:s/>en una unidad la cifra de la casilla en la que el visor está<text:s/>colocado<text:s/>y el resultado se escribirá en la<text:s/>casilla<text:s/>inmediata de abajo</text:p>
      <text:p text:style-name="P127"/>
      <text:p text:style-name="P128">PASO 4</text:p>
      <text:p text:style-name="P129">El visor procederá a comparar el nuevo dígito escrito con<text:s/>cero:<text:s/></text:p>
      <text:list text:style-name="LFO4" text:continue-numbering="true">
        <text:list-item>
          <text:p text:style-name="P130">en caso de que no sea cero procederá a subir una casilla y desplazarse<text:s/>una casilla a la izquierda leyendo y copiando el número de dicha casilla y consecutivamente lo escribirá en la casilla inmediata de abajo</text:p>
        </text:list-item>
        <text:list-item>
          <text:p text:style-name="P131"><text:span text:style-name="T132">en caso de que sí sea cero, el visor procederá a subir dos casillas y a desplazarse una a la izquierda, casilla en la cual escribirá un<text:s/></text:span><text:span text:style-name="T133">*</text:span><text:span text:style-name="T134">, procederá a bajar una casilla al leer el<text:s/></text:span><text:span text:style-name="T135">*</text:span><text:span text:style-name="T136"><text:s/>e incrementará la cifra de dicha casilla en 1 unidad, escribirá el resultado en la casilla inmediata de abajo y se repetirá el paso 4.<text:s/></text:span></text:p>
        </text:list-item>
      </text:list>
      <text:p text:style-name="P137"/>
      <text:p text:style-name="P138">PASO 5</text:p>
      <text:p text:style-name="P139">El visor repetirá la acción indicada en el paso 4ª hasta que llegue al tope de la<text:s/>cuadrícula, siendo el número escrito en la tercera<text:s/>columna<text:s/>el resultado de haber incrementado en 1 al número n.</text:p>
      <text:soft-page-break/>
      <text:p text:style-name="P140">NOTAS:</text:p>
      <text:list text:style-name="LFO5" text:continue-numbering="true">
        <text:list-item>
          <text:p text:style-name="P141">La numeración usada es exclusivamente del 0 al 9.</text:p>
        </text:list-item>
        <text:list-item>
          <text:p text:style-name="P142">En caso de que el primer digito de n sea 9 se escribirá un 0 en la casilla de su izquierda</text:p>
        </text:list-item>
      </text:list>
      <text:p text:style-name="P143"/>
      <text:p text:style-name="P144">EJEMPLOS</text:p>
      <text:p text:style-name="P145"/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<text:s/>1</text:p>
          </table:table-cell>
          <table:table-cell table:style-name="TableCell163">
            <text:p text:style-name="P164">9</text:p>
          </table:table-cell>
          <table:table-cell table:style-name="TableCell165">
            <text:p text:style-name="P166">3</text:p>
          </table:table-cell>
          <table:table-cell table:style-name="TableCell167">
            <text:p text:style-name="P168">6</text:p>
          </table:table-cell>
        </table:table-row>
        <table:table-row table:style-name="TableRow169">
          <table:table-cell table:style-name="TableCell170">
            <text:p text:style-name="P171">1</text:p>
          </table:table-cell>
          <table:table-cell table:style-name="TableCell172">
            <text:p text:style-name="P173">9</text:p>
          </table:table-cell>
          <table:table-cell table:style-name="TableCell174">
            <text:p text:style-name="P175">3</text:p>
          </table:table-cell>
          <table:table-cell table:style-name="TableCell176">
            <text:p text:style-name="P177">7</text:p>
          </table:table-cell>
        </table:table-row>
      </table:table>
      <text:p text:style-name="P178"><text:s/></text:p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Standard"><text:span text:style-name="T187">*</text:span></text:p>
          </table:table-cell>
          <table:table-cell table:style-name="TableCell188">
            <text:p text:style-name="Standard"><text:span text:style-name="T189">*</text:span></text:p>
          </table:table-cell>
        </table:table-row>
        <table:table-row table:style-name="TableRow190">
          <table:table-cell table:style-name="TableCell191">
            <text:p text:style-name="P192">0</text:p>
          </table:table-cell>
          <table:table-cell table:style-name="TableCell193">
            <text:p text:style-name="P194">9</text:p>
          </table:table-cell>
          <table:table-cell table:style-name="TableCell195">
            <text:p text:style-name="P196">9</text:p>
          </table:table-cell>
        </table:table-row>
        <table:table-row table:style-name="TableRow197">
          <table:table-cell table:style-name="TableCell198">
            <text:p text:style-name="P199">1</text:p>
          </table:table-cell>
          <table:table-cell table:style-name="TableCell200">
            <text:p text:style-name="P201">0</text:p>
          </table:table-cell>
          <table:table-cell table:style-name="TableCell202">
            <text:p text:style-name="P203">0</text:p>
          </table:table-cell>
        </table:table-row>
      </table:table>
      <text:p text:style-name="P204"/>
      <table:table table:style-name="Table205">
        <table:table-columns>
          <table:table-column table:style-name="TableColumn206"/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Standard"><text:span text:style-name="T213">*</text:span>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1</text:p>
          </table:table-cell>
          <table:table-cell table:style-name="TableCell219">
            <text:p text:style-name="P220">0</text:p>
          </table:table-cell>
          <table:table-cell table:style-name="TableCell221">
            <text:p text:style-name="P222">9</text:p>
          </table:table-cell>
        </table:table-row>
        <table:table-row table:style-name="TableRow223">
          <table:table-cell table:style-name="TableCell224">
            <text:p text:style-name="P225">1</text:p>
          </table:table-cell>
          <table:table-cell table:style-name="TableCell226">
            <text:p text:style-name="P227">1</text:p>
          </table:table-cell>
          <table:table-cell table:style-name="TableCell228">
            <text:p text:style-name="P229">0</text:p>
          </table:table-cell>
        </table:table-row>
      </table:table>
      <text:p text:style-name="P230"/>
      <table:table table:style-name="Table231">
        <table:table-columns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2</text:p>
          </table:table-cell>
          <table:table-cell table:style-name="TableCell242">
            <text:p text:style-name="P243">5</text:p>
          </table:table-cell>
        </table:table-row>
        <table:table-row table:style-name="TableRow244">
          <table:table-cell table:style-name="TableCell245">
            <text:p text:style-name="P246">2</text:p>
          </table:table-cell>
          <table:table-cell table:style-name="TableCell247">
            <text:p text:style-name="P248">6</text:p>
          </table:table-cell>
        </table:table-row>
      </table:table>
      <text:p text:style-name="P249"/>
      <text:p text:style-name="P250">CONLUSIONES:</text:p>
      <text:p text:style-name="P251"><text:span text:style-name="T252">La creación de algoritmos para la solución es una tarea muy importante, pues de esa manera se puede<text:s/></text:span><text:span text:style-name="T253">solucionar</text:span><text:span text:style-name="T254"><text:s/>problemas de manera<text:s/></text:span><text:span text:style-name="T255">correcta y lo antes posible para mejorar las condiciones de la sociedad y solucionar los problemas que enfrenta o podría llegar a enfrentar la humanida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algun Gothic" svg:font-family="Malgun Gothic" style:font-family-generic="swiss" style:font-pitch="variable" svg:panose-1="2 11 5 3 2 0 0 2 0 4"/>
    <style:font-face style:name="Trebuchet MS" svg:font-family="Trebuchet MS" style:font-family-generic="swiss" style:font-pitch="variable" svg:panose-1="2 11 6 3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egan Rivera</dc:creator>
    <meta:creation-date>2017-09-06T02:01:00Z</meta:creation-date>
    <dc:date>2017-09-06T02:05:00Z</dc:date>
    <meta:template xlink:href="Normal" xlink:type="simple"/>
    <meta:editing-cycles>3</meta:editing-cycles>
    <meta:editing-duration>PT300S</meta:editing-duration>
    <meta:document-statistic meta:page-count="3" meta:paragraph-count="4" meta:word-count="370" meta:character-count="2406" meta:row-count="17" meta:non-whitespace-character-count="2040"/>
  </office:meta>
</office:document-meta>
</file>